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0000000409D5678CFF758F8DB.png" manifest:media-type="image/png"/>
  <manifest:file-entry manifest:full-path="Pictures/10000000000001000000000A081F37E2E406B41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solid" draw:stroke-dash="Ultrafine_20_Dashed" svg:stroke-width="0.1cm" svg:stroke-color="#ffbf00" draw:marker-start="" draw:marker-start-width="0.411cm" draw:marker-start-center="false" draw:marker-end="" draw:marker-end-width="0.411cm" draw:marker-end-center="false" draw:stroke-linejoin="round" svg:stroke-linecap="round" draw:fill="bitmap" draw:fill-color="#ffffa6" draw:fill-image-name="Spektrum" draw:opacity="100%" style:repeat="stretch" draw:textarea-horizontal-align="left" draw:textarea-vertical-align="middle" draw:auto-grow-height="false" draw:fit-to-size="false" style:shrink-to-fit="false" fo:min-height="4.665cm" fo:min-width="17.425cm" fo:padding-top="0.168cm" fo:padding-bottom="0.168cm" fo:padding-left="0.288cm" fo:padding-right="0.288cm" fo:wrap-option="wrap" draw:shadow="hidden" draw:shadow-offset-x="0.106cm" draw:shadow-offset-y="0.106cm" draw:shadow-color="#808080" draw:shadow-opacity="20%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bitmap" draw:fill-color="#ffffa6" draw:fill-image-name="Spektrum" draw:opacity="100%" style:repeat="stretch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</office:automatic-styles>
  <office:body>
    <office:presentation>
      <draw:page draw:name="page1" draw:style-name="dp1" draw:master-page-name="Default">
        <draw:custom-shape draw:name="Note" draw:style-name="gr1" draw:text-style-name="P2" draw:layer="layout" svg:width="18cm" svg:height="5cm" svg:x="3cm" svg:y="3cm">
          <text:p text:style-name="P1"><text:span text:style-name="T1">Test Test <text:s/>Test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Noto Sans1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olor_20_Stripes" draw:display-name="Color Stripes" xlink:href="Pictures/10000201000001B0000000409D5678CFF758F8DB.png" xlink:type="simple" xlink:show="embed" xlink:actuate="onLoad"/>
    <draw:fill-image draw:name="Spektrum" xlink:href="Pictures/10000000000001000000000A081F37E2E406B413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7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8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1.599cm" svg:height="3.005cm" svg:x="1.2cm" svg:y="0.717cm" presentation:class="title" presentation:placeholder="true">
        <draw:text-box/>
      </draw:frame>
      <draw:frame presentation:style-name="Default-outline1" draw:layer="backgroundobjects" svg:width="21.599cm" svg:height="10.439cm" svg:x="1.2cm" svg:y="4.211cm" presentation:class="outline" presentation:placeholder="true">
        <draw:text-box/>
      </draw:frame>
      <draw:frame presentation:style-name="Mpr1" draw:text-style-name="MP2" draw:layer="backgroundobjects" svg:width="5.591cm" svg:height="1.24cm" svg:x="1.2cm" svg:y="16.39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7.607cm" svg:height="1.24cm" svg:x="8.208cm" svg:y="16.39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591cm" svg:height="1.24cm" svg:x="17.208cm" svg:y="16.39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egina Henschel</meta:initial-creator>
    <meta:creation-date>2020-07-07T15:49:46.181000000</meta:creation-date>
    <dc:date>2020-07-07T16:12:06.763000000</dc:date>
    <dc:creator>Regina Henschel</dc:creator>
    <meta:editing-duration>PT1M57S</meta:editing-duration>
    <meta:editing-cycles>2</meta:editing-cycles>
    <meta:generator>B_2020/7.1.0.0.alpha0$Windows_X86_64 LibreOffice_project/e1563202377ad519e097464cc60cbf512afeadcd</meta:generator>
    <meta:document-statistic meta:object-count="24"/>
  </office:meta>
</office:document-meta>
</file>